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3" svg:font-family="STIX" style:font-pitch="variable"/>
    <style:font-face style:name="STIX2" svg:font-family="STIX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" svg:font-family="STIX" style:font-family-generic="roman" style:font-pitch="variable"/>
    <style:font-face style:name="STIX1" svg:font-family="STIX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0.75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691cm"/>
    </style:style>
    <style:style style:name="gr3" style:family="graphic" style:parent-style-name="standard">
      <style:graphic-properties svg:stroke-color="#000000" draw:marker-end="Arrowheads_20_2" draw:fill-color="#ffffff" draw:textarea-horizontal-align="justify" draw:textarea-vertical-align="middle" draw:auto-grow-height="false" fo:min-height="0.28cm" fo:min-width="0.729cm"/>
    </style:style>
    <style:style style:name="gr4" style:family="graphic" style:parent-style-name="objectwithoutfill">
      <style:graphic-properties svg:stroke-color="#000000" draw:marker-end="Arrowheads_20_2" draw:marker-end-width="0.3cm" draw:fill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8cm" fo:min-width="0cm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47cm"/>
    </style:style>
    <style:style style:name="gr9" style:family="graphic" style:parent-style-name="standard">
      <style:graphic-properties svg:stroke-color="#000000" draw:fill="none" draw:fill-color="#ffffff" draw:textarea-horizontal-align="right" draw:textarea-vertical-align="middle" draw:auto-grow-height="false" fo:min-height="0.336cm" fo:min-width="0.672cm" fo:padding-right="0.2cm" draw:shadow="hidden"/>
    </style:style>
    <style:style style:name="gr10" style:family="graphic" style:parent-style-name="standard">
      <style:graphic-properties draw:fill-color="#ffffff" draw:fill-image-width="0cm" draw:fill-image-height="0cm" draw:textarea-horizontal-align="center" draw:textarea-vertical-align="middle" draw:auto-grow-height="false" fo:min-height="1cm" fo:min-width="1.5cm" fo:padding-top="0cm" fo:padding-bottom="0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3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433cm" fo:min-width="0.146cm" fo:padding-top="0.05cm" fo:padding-bottom="0.05cm" fo:padding-left="0.05cm" fo:padding-right="0.0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81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15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 fo:min-height="1cm" fo:min-width="0.5cm"/>
    </style:style>
    <style:style style:name="gr16" style:family="graphic" style:parent-style-name="objectwithoutfill">
      <style:graphic-properties draw:marker-end="Arrowheads_20_2" draw:marker-end-width="0.3cm" draw:fill="none"/>
    </style:style>
    <style:style style:name="gr17" style:family="graphic" style:parent-style-name="standard">
      <style:graphic-properties draw:fill-color="#ffffff" draw:fill-image-width="0cm" draw:fill-image-height="0cm" draw:textarea-horizontal-align="center" draw:textarea-vertical-align="middle" draw:auto-grow-height="false" fo:min-height="1.75cm" fo:min-width="1.5cm" fo:padding-top="0cm" fo:padding-bottom="0cm" fo:padding-left="0.25cm" fo:padding-right="0.25cm" fo:wrap-option="wrap"/>
    </style:style>
    <style:style style:name="gr18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true" fo:min-height="0.327cm" fo:min-width="0.658cm"/>
    </style:style>
    <style:style style:name="gr19" style:family="graphic" style:parent-style-name="standard">
      <style:graphic-properties draw:textarea-horizontal-align="justify" draw:textarea-vertical-align="middle" draw:auto-grow-height="false" fo:min-height="1.5cm" fo:min-width="2cm" fo:wrap-option="wrap"/>
    </style:style>
    <style:style style:name="gr20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false" fo:min-height="0.327cm" fo:min-width="0cm"/>
    </style:style>
    <style:style style:name="gr21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true" fo:min-height="0.327cm" fo:min-width="0.756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702cm"/>
    </style:style>
    <style:style style:name="gr23" style:family="graphic" style:parent-style-name="objectwithoutfill">
      <style:graphic-properties draw:stroke="solid" draw:marker-end-width="0.3cm" draw:fill="none"/>
    </style:style>
    <style:style style:name="gr24" style:family="graphic" style:parent-style-name="objectwithoutfill">
      <style:graphic-properties draw:marker-end-width="0.3cm" draw:fill="none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98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91cm"/>
    </style:style>
    <style:style style:name="gr27" style:family="graphic" style:parent-style-name="standard">
      <style:graphic-properties draw:stroke="none" svg:stroke-color="#000000" draw:marker-end="Arrowheads_20_2" draw:fill="none" draw:fill-color="#ffffff" draw:textarea-horizontal-align="left" draw:auto-grow-height="true" draw:auto-grow-width="true" fo:min-height="0.327cm" fo:min-width="0.877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27cm" fo:min-width="0cm"/>
    </style:style>
    <style:style style:name="gr29" style:family="graphic" style:parent-style-name="objectwithoutfill">
      <style:graphic-properties draw:fill="none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409cm" fo:min-width="0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702cm"/>
    </style:style>
    <style:style style:name="gr32" style:family="graphic" style:parent-style-name="standard">
      <style:graphic-properties draw:textarea-horizontal-align="justify" draw:textarea-vertical-align="middle" draw:auto-grow-height="false" fo:min-height="0.04cm" fo:min-width="0.0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42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29cm"/>
    </style:style>
    <style:style style:name="gr35" style:family="graphic" style:parent-style-name="standard">
      <style:graphic-properties draw:fill-color="#000000" draw:textarea-horizontal-align="justify" draw:textarea-vertical-align="middle" draw:auto-grow-height="false" fo:min-height="0.05cm" fo:min-width="0.05cm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.036cm" fo:min-width="0.036cm"/>
    </style:style>
    <style:style style:name="gr37" style:family="graphic" style:parent-style-name="standard">
      <style:graphic-properties draw:textarea-horizontal-align="justify" draw:textarea-vertical-align="middle" draw:auto-grow-height="false" fo:min-height="0.04cm" fo:min-width="0.0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93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098cm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28cm" fo:min-width="0.724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354cm" fo:min-width="0.35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32cm"/>
    </style:style>
    <style:style style:name="gr43" style:family="graphic" style:parent-style-name="standard">
      <style:graphic-properties draw:textarea-horizontal-align="justify" draw:textarea-vertical-align="middle" draw:auto-grow-height="false" fo:min-height="1cm" fo:min-width="1.333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fill-image-width="0cm" draw:fill-image-height="0cm"/>
      <style:paragraph-properties fo:text-align="center"/>
      <style:text-properties style:font-name="STIX3"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STIX3" fo:font-size="6pt" style:font-size-asian="6pt" style:font-size-complex="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STIX3" fo:font-size="4pt" style:font-size-asian="4pt" style:font-size-complex="4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loext:graphic-properties draw:fill="none" draw:fill-color="#ffffff"/>
      <style:paragraph-properties fo:text-align="center">
        <style:tab-stops/>
      </style:paragraph-properties>
      <style:text-properties style:font-name="STIX3" fo:font-size="6pt" style:font-size-asian="6pt" style:font-size-complex="6pt"/>
    </style:style>
    <style:style style:name="P11" style:family="paragraph">
      <loext:graphic-properties draw:fill-color="#ffffff" draw:fill-image-width="0cm" draw:fill-image-height="0cm"/>
      <style:paragraph-properties fo:text-align="center"/>
      <style:text-properties style:font-name="STIX3" fo:font-size="6pt" style:font-size-asian="6pt" style:font-size-complex="6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6pt" style:font-size-asian="6pt" style:font-size-complex="6pt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-color="#ffffff"/>
      <style:paragraph-properties fo:text-align="center"/>
      <style:text-properties style:font-name="STIX3" fo:font-size="16pt" style:font-size-asian="16pt" style:font-size-complex="16pt"/>
    </style:style>
    <style:style style:name="T1" style:family="text">
      <style:text-properties style:font-name="STIX3"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STIX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0.5cm" svg:height="1cm" svg:x="3.75cm" svg:y="3.24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1.231cm" svg:height="0.5cm" draw:transform="rotate (1.5707963267949) translate (2.75cm 4.361cm)">
          <draw:glue-point draw:id="8" svg:x="-5cm" svg:y="2.532cm"/>
          <draw:glue-point draw:id="9" svg:x="-5cm" svg:y="-2.258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4" xml:id="id1" draw:id="id1" draw:layer="layout" svg:width="1.301cm" svg:height="0.5cm" draw:transform="rotate (1.5707963267949) translate (1.75cm 4.108cm)">
          <draw:glue-point draw:id="8" svg:x="-5cm" svg:y="2.532cm"/>
          <draw:glue-point draw:id="9" svg:x="-5cm" svg:y="-2.258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4" draw:text-style-name="P5" draw:layer="layout" draw:type="line" svg:x1="2.25cm" svg:y1="3.458cm" svg:x2="2.75cm" svg:y2="3.468cm" draw:start-shape="id1" draw:start-glue-point="5" draw:end-shape="id2" draw:end-glue-point="9" svg:d="M2250 3458l500 10" svg:viewBox="0 0 501 11">
          <text:p/>
        </draw:connector>
        <draw:frame draw:style-name="gr5" draw:text-style-name="P6" xml:id="id13" draw:id="id13" draw:layer="layout" svg:width="0.467cm" svg:height="0.359cm" svg:x="1.767cm" svg:y="2.324cm">
          <draw:text-box>
            <text:p text:style-name="P1"><text:span text:style-name="T1">jump</text:span></text:p>
          </draw:text-box>
        </draw:frame>
        <draw:frame draw:style-name="gr6" draw:text-style-name="P6" xml:id="id5" draw:id="id5" draw:layer="layout" svg:width="0.75cm" svg:height="0.408cm" svg:x="2.633cm" svg:y="2.34cm">
          <draw:text-box>
            <text:p text:style-name="P1"><text:span text:style-name="T1">trap</text:span></text:p>
          </draw:text-box>
        </draw:frame>
        <draw:connector draw:style-name="gr7" draw:text-style-name="P7" draw:layer="layout" draw:line-skew="-0.251cm" svg:x1="4.25cm" svg:y1="3.748cm" svg:x2="3.25cm" svg:y2="5.5cm" draw:start-shape="id3" draw:start-glue-point="1" svg:d="M4250 3748h250v1752h-1250" svg:viewBox="0 0 1251 1753">
          <text:p/>
        </draw:connector>
        <draw:connector draw:style-name="gr7" draw:text-style-name="P7" draw:layer="layout" svg:x1="2.75cm" svg:y1="5.5cm" svg:x2="1.75cm" svg:y2="3.786cm" draw:end-shape="id1" draw:end-glue-point="8" svg:d="M2750 5500h-1501v-1714h501" svg:viewBox="0 0 1502 1715">
          <text:p/>
        </draw:connector>
        <draw:frame draw:style-name="gr8" draw:text-style-name="P8" xml:id="id4" draw:id="id4" draw:layer="layout" svg:width="1.247cm" svg:height="0.327cm" svg:x="1.499cm" svg:y="4.671cm">
          <draw:text-box>
            <text:p><text:span text:style-name="T1">TRAP_ADDR</text:span></text:p>
          </draw:text-box>
        </draw:frame>
        <draw:custom-shape draw:style-name="gr1" draw:text-style-name="P2" xml:id="id37" draw:id="id37" draw:layer="layout" svg:width="0.5cm" svg:height="1cm" svg:x="7.461cm" svg:y="3.248cm">
          <text:p text:style-name="P1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9" draw:text-style-name="P10" xml:id="id23" draw:id="id23" draw:layer="layout" svg:width="1.249cm" svg:height="2.5cm" svg:x="15.75cm" svg:y="5.75cm" svg:viewBox="0 0 1250 2501" draw:points="500,1258 0,1001 0,0 1250,750 1250,1750 0,2501 0,1501">
          <draw:glue-point draw:id="4" svg:x="-5cm" svg:y="-2.998cm"/>
          <draw:glue-point draw:id="5" svg:x="-5cm" svg:y="2.998cm"/>
          <draw:glue-point draw:id="6" svg:x="5cm" svg:y="0cm"/>
          <text:p text:style-name="P9"><text:span text:style-name="T1">ALU</text:span></text:p>
        </draw:polygon>
        <draw:connector draw:style-name="gr4" draw:text-style-name="P10" draw:layer="layout" svg:x1="2.122cm" svg:y1="4.671cm" svg:x2="2.75cm" svg:y2="4.056cm" draw:start-shape="id4" draw:start-glue-point="0" draw:end-shape="id2" draw:end-glue-point="8" svg:d="M2122 4671v-615h628" svg:viewBox="0 0 629 616">
          <text:p/>
        </draw:connector>
        <draw:connector draw:style-name="standard" draw:text-style-name="P1" draw:layer="layout" svg:x1="3.001cm" svg:y1="3.284cm" svg:x2="3.008cm" svg:y2="2.748cm" draw:start-shape="id2" draw:start-glue-point="4" draw:end-shape="id5" draw:end-glue-point="2" svg:d="M3001 3284v-346h7v-190" svg:viewBox="0 0 8 537">
          <text:p/>
        </draw:connector>
        <draw:g>
          <draw:custom-shape draw:style-name="gr10" draw:text-style-name="P11" draw:layer="layout" svg:width="2cm" svg:height="1cm" svg:x="4.961cm" svg:y="5.007cm">
            <text:p text:style-name="P1"><text:span text:style-name="T1">Instruction Mem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2" draw:layer="layout" svg:width="1cm" svg:height="0.331cm" draw:transform="rotate (1.5707963267949) translate (4.961cm 6.007cm)">
            <draw:text-box>
              <text:p>addr</text:p>
            </draw:text-box>
          </draw:frame>
          <draw:frame draw:style-name="gr11" draw:text-style-name="P12" draw:layer="layout" svg:width="1cm" svg:height="0.331cm" draw:transform="rotate (1.5707963267949) translate (6.63cm 6.007cm)">
            <draw:text-box>
              <text:p>data</text:p>
            </draw:text-box>
          </draw:frame>
        </draw:g>
        <draw:frame draw:style-name="gr12" draw:text-style-name="P13" xml:id="id41" draw:id="id41" draw:layer="layout" svg:width="0.246cm" svg:height="0.533cm" svg:x="2.877cm" svg:y="6.239cm">
          <draw:text-box>
            <text:p><text:span text:style-name="T2">4</text:span></text:p>
          </draw:text-box>
        </draw:frame>
        <draw:custom-shape draw:style-name="gr13" draw:text-style-name="P3" xml:id="id6" draw:id="id6" draw:layer="layout" svg:width="1.461cm" svg:height="0.5cm" draw:transform="rotate (1.5707963267949) translate (7.461cm 6.567cm)">
          <draw:glue-point draw:id="8" svg:x="-5cm" svg:y="2.532cm"/>
          <draw:glue-point draw:id="9" svg:x="-5cm" svg:y="-2.258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" draw:text-style-name="P12" xml:id="id8" draw:id="id8" draw:layer="layout" svg:width="0.421cm" svg:height="0.327cm" svg:x="6.54cm" svg:y="6.5cm">
          <draw:text-box>
            <text:p>NOP</text:p>
          </draw:text-box>
        </draw:frame>
        <draw:frame draw:style-name="gr14" draw:text-style-name="P12" xml:id="id7" draw:id="id7" draw:layer="layout" svg:width="0.578cm" svg:height="0.327cm" svg:x="7.422cm" svg:y="4.698cm">
          <draw:text-box>
            <text:p>bubble</text:p>
          </draw:text-box>
        </draw:frame>
        <draw:connector draw:style-name="standard" draw:text-style-name="P1" draw:layer="layout" svg:x1="7.712cm" svg:y1="5.289cm" svg:x2="7.711cm" svg:y2="5.025cm" draw:start-shape="id6" draw:start-glue-point="4" draw:end-shape="id7" draw:end-glue-point="2" svg:d="M7712 5289v-224h-1v-40" svg:viewBox="0 0 2 265">
          <text:p/>
        </draw:connector>
        <draw:custom-shape draw:style-name="gr15" draw:text-style-name="P11" xml:id="id20" draw:id="id20" draw:layer="layout" svg:width="0.5cm" svg:height="1cm" svg:x="14.75cm" svg:y="11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7" draw:layer="controls" svg:x1="6.961cm" svg:y1="5.507cm" svg:x2="7.461cm" svg:y2="5.507cm" draw:end-shape="id6" draw:end-glue-point="9" svg:d="M6961 5507h500" svg:viewBox="0 0 501 1">
          <text:p/>
        </draw:connector>
        <draw:connector draw:style-name="gr16" draw:text-style-name="P7" draw:layer="controls" svg:x1="6.75cm" svg:y1="6.5cm" svg:x2="7.461cm" svg:y2="6.205cm" draw:start-shape="id8" draw:start-glue-point="0" draw:end-shape="id6" draw:end-glue-point="8" svg:d="M6750 6500v-295h711" svg:viewBox="0 0 712 296">
          <text:p/>
        </draw:connector>
        <draw:custom-shape draw:style-name="gr17" draw:text-style-name="P11" draw:layer="layout" svg:width="2cm" svg:height="1.75cm" svg:x="8.749cm" svg:y="5.339cm">
          <draw:glue-point draw:id="4" svg:x="-5cm" svg:y="-2.142cm"/>
          <draw:glue-point draw:id="5" svg:x="-5cm" svg:y="2.142cm"/>
          <draw:glue-point draw:id="6" svg:x="5cm" svg:y="-2.142cm"/>
          <draw:glue-point draw:id="7" svg:x="5cm" svg:y="2.142cm"/>
          <text:p text:style-name="P1"><text:span text:style-name="T1">Register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xml:id="id19" draw:id="id19" draw:layer="layout" svg:width="1cm" svg:height="0.331cm" draw:transform="rotate (1.5707963267949) translate (8.758cm 7.089cm)">
          <draw:text-box>
            <text:p>raddr2</text:p>
          </draw:text-box>
        </draw:frame>
        <draw:frame draw:style-name="gr11" draw:text-style-name="P12" xml:id="id17" draw:id="id17" draw:layer="layout" svg:width="1cm" svg:height="0.331cm" draw:transform="rotate (1.5707963267949) translate (10.427cm 7.089cm)">
          <draw:text-box>
            <text:p>rdata2</text:p>
          </draw:text-box>
        </draw:frame>
        <draw:frame draw:style-name="gr11" draw:text-style-name="P14" xml:id="id18" draw:id="id18" draw:layer="controls" svg:width="1cm" svg:height="0.331cm" draw:transform="rotate (1.5707963267949) translate (8.758cm 6.339cm)">
          <draw:text-box>
            <text:p><text:span text:style-name="T3">raddr1</text:span></text:p>
          </draw:text-box>
        </draw:frame>
        <draw:frame draw:style-name="gr11" draw:text-style-name="P12" xml:id="id39" draw:id="id39" draw:layer="controls" svg:width="1cm" svg:height="0.331cm" draw:transform="rotate (1.5707963267949) translate (10.427cm 6.339cm)">
          <draw:text-box>
            <text:p>rdata1</text:p>
          </draw:text-box>
        </draw:frame>
        <draw:frame draw:style-name="gr18" draw:text-style-name="P12" xml:id="id15" draw:id="id15" draw:layer="controls" svg:width="0.658cm" svg:height="0.327cm" svg:x="11.67cm" svg:y="9.25cm">
          <draw:text-box>
            <text:p>op2_sel</text:p>
          </draw:text-box>
        </draw:frame>
        <draw:custom-shape draw:style-name="gr19" draw:text-style-name="P1" xml:id="id16" draw:id="id16" draw:layer="layout" svg:width="2cm" svg:height="1.5cm" svg:x="8.75cm" svg:y="7.5cm">
          <draw:glue-point draw:id="4" svg:x="5cm" svg:y="-3.333cm"/>
          <draw:glue-point draw:id="5" svg:x="5cm" svg:y="-1.666cm"/>
          <draw:glue-point draw:id="6" svg:x="5cm" svg:y="1.666cm"/>
          <draw:glue-point draw:id="7" svg:x="5cm" svg:y="3.333cm"/>
          <draw:glue-point draw:id="8" svg:x="5cm" svg:y="0cm"/>
          <text:p text:style-name="P1">Immediate</text:p>
          <text:p text:style-name="P1">Genera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2" draw:layer="controls" svg:width="0.074cm" svg:height="0.327cm" svg:x="10.545cm" svg:y="7.577cm">
          <draw:text-box>
            <text:p>I</text:p>
          </draw:text-box>
        </draw:frame>
        <draw:frame draw:style-name="gr20" draw:text-style-name="P12" draw:layer="controls" svg:width="0.121cm" svg:height="0.327cm" svg:x="10.522cm" svg:y="7.827cm">
          <draw:text-box>
            <text:p>S</text:p>
          </draw:text-box>
        </draw:frame>
        <draw:frame draw:style-name="gr20" draw:text-style-name="P12" draw:layer="controls" svg:width="0.142cm" svg:height="0.327cm" svg:x="10.511cm" svg:y="8.077cm">
          <draw:text-box>
            <text:p>B</text:p>
          </draw:text-box>
        </draw:frame>
        <draw:frame draw:style-name="gr20" draw:text-style-name="P12" draw:layer="controls" svg:width="0.154cm" svg:height="0.327cm" svg:x="10.505cm" svg:y="8.327cm">
          <draw:text-box>
            <text:p>U</text:p>
          </draw:text-box>
        </draw:frame>
        <draw:frame draw:style-name="gr20" draw:text-style-name="P12" draw:layer="controls" svg:width="0.082cm" svg:height="0.327cm" svg:x="10.541cm" svg:y="8.577cm">
          <draw:text-box>
            <text:p>J</text:p>
          </draw:text-box>
        </draw:frame>
        <draw:frame draw:style-name="gr21" draw:text-style-name="P12" xml:id="id10" draw:id="id10" draw:layer="layout" svg:width="0.756cm" svg:height="0.327cm" svg:x="13.573cm" svg:y="5.176cm">
          <draw:text-box>
            <text:p>op1_fwd</text:p>
          </draw:text-box>
        </draw:frame>
        <draw:custom-shape draw:style-name="gr22" draw:text-style-name="P3" xml:id="id9" draw:id="id9" draw:layer="layout" svg:width="1.25cm" svg:height="0.5cm" draw:transform="rotate (1.5707963267949) translate (13.701cm 6.876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3" draw:text-style-name="P7" draw:layer="layout" draw:type="line" svg:x1="13.951cm" svg:y1="5.782cm" svg:x2="13.951cm" svg:y2="5.503cm" draw:start-shape="id9" draw:start-glue-point="4" draw:end-shape="id10" draw:end-glue-point="2" svg:d="M13951 5782v-279" svg:viewBox="0 0 1 280">
          <text:p/>
        </draw:connector>
        <draw:custom-shape draw:style-name="gr22" draw:text-style-name="P3" xml:id="id11" draw:id="id11" draw:layer="layout" svg:width="1.25cm" svg:height="0.5cm" draw:transform="rotate (1.5707963267949) translate (13.701cm 8.373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1" draw:text-style-name="P12" xml:id="id12" draw:id="id12" draw:layer="layout" svg:width="0.756cm" svg:height="0.327cm" svg:x="13.573cm" svg:y="8.575cm">
          <draw:text-box>
            <text:p>op2_fwd</text:p>
          </draw:text-box>
        </draw:frame>
        <draw:connector draw:style-name="gr24" draw:text-style-name="P7" draw:layer="layout" draw:type="line" svg:x1="13.951cm" svg:y1="8.218cm" svg:x2="13.951cm" svg:y2="8.575cm" draw:start-shape="id11" draw:start-glue-point="6" draw:end-shape="id12" draw:end-glue-point="0" svg:d="M13951 8218v357" svg:viewBox="0 0 1 358">
          <text:p/>
        </draw:connector>
        <draw:connector draw:style-name="gr24" draw:text-style-name="P7" draw:layer="layout" draw:type="line" svg:x1="2.001cm" svg:y1="2.97cm" svg:x2="2cm" svg:y2="2.683cm" draw:start-shape="id1" draw:start-glue-point="4" draw:end-shape="id13" draw:end-glue-point="2" svg:d="M2001 2970l-1-287" svg:viewBox="0 0 2 288">
          <text:p/>
        </draw:connector>
        <draw:connector draw:style-name="gr24" draw:text-style-name="P7" draw:layer="layout" draw:type="line" svg:x1="12cm" svg:y1="8.782cm" svg:x2="11.999cm" svg:y2="9.25cm" draw:start-shape="id14" draw:start-glue-point="6" draw:end-shape="id15" svg:d="M12000 8782l-1 468" svg:viewBox="0 0 2 469">
          <text:p/>
        </draw:connector>
        <draw:custom-shape draw:style-name="gr25" draw:text-style-name="P3" xml:id="id14" draw:id="id14" draw:layer="layout" svg:width="1.75cm" svg:height="0.5cm" draw:transform="rotate (1.5707963267949) translate (11.75cm 9cm)">
          <draw:glue-point draw:id="8" svg:x="-5cm" svg:y="2.142cm"/>
          <draw:glue-point draw:id="9" svg:x="-5cm" svg:y="-3.571cm"/>
          <draw:glue-point draw:id="10" svg:x="-5cm" svg:y="0.714cm"/>
          <draw:glue-point draw:id="11" svg:x="-5cm" svg:y="-2.142cm"/>
          <draw:glue-point draw:id="12" svg:x="-5cm" svg:y="-0.714cm"/>
          <draw:glue-point draw:id="13" svg:x="-5cm" svg:y="3.571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6" draw:text-style-name="P7" draw:layer="layout" draw:type="line" svg:x1="10.75cm" svg:y1="8.749cm" svg:x2="11.75cm" svg:y2="8.749cm" draw:start-shape="id16" draw:start-glue-point="7" draw:end-shape="id14" draw:end-glue-point="13" svg:d="M10750 8749h1000" svg:viewBox="0 0 1001 1">
          <text:p/>
        </draw:connector>
        <draw:connector draw:style-name="gr16" draw:text-style-name="P7" draw:layer="layout" draw:type="line" svg:x1="10.75cm" svg:y1="8.499cm" svg:x2="11.75cm" svg:y2="8.499cm" draw:start-shape="id16" draw:start-glue-point="6" draw:end-shape="id14" draw:end-glue-point="8" svg:d="M10750 8499h1000" svg:viewBox="0 0 1001 1">
          <text:p/>
        </draw:connector>
        <draw:connector draw:style-name="gr16" draw:text-style-name="P7" draw:layer="layout" draw:type="line" svg:x1="10.75cm" svg:y1="8.001cm" svg:x2="11.75cm" svg:y2="8.001cm" draw:start-shape="id16" draw:start-glue-point="5" draw:end-shape="id14" draw:end-glue-point="12" svg:d="M10750 8001h1000" svg:viewBox="0 0 1001 1">
          <text:p/>
        </draw:connector>
        <draw:connector draw:style-name="gr16" draw:text-style-name="P7" draw:layer="layout" draw:type="line" svg:x1="10.75cm" svg:y1="7.751cm" svg:x2="11.75cm" svg:y2="7.751cm" draw:start-shape="id16" draw:start-glue-point="4" draw:end-shape="id14" draw:end-glue-point="11" svg:d="M10750 7751h1000" svg:viewBox="0 0 1001 1">
          <text:p/>
        </draw:connector>
        <draw:connector draw:style-name="gr16" draw:text-style-name="P7" draw:layer="layout" draw:line-skew="-0.004cm" svg:x1="10.758cm" svg:y1="6.589cm" svg:x2="11.75cm" svg:y2="7.501cm" draw:start-shape="id17" draw:start-glue-point="2" draw:end-shape="id14" draw:end-glue-point="9" svg:d="M10758 6589h492v912h500" svg:viewBox="0 0 993 913">
          <text:p/>
        </draw:connector>
        <draw:connector draw:style-name="gr16" draw:text-style-name="P7" draw:layer="layout" svg:x1="7.961cm" svg:y1="5.837cm" svg:x2="8.758cm" svg:y2="5.839cm" draw:start-shape="id6" draw:start-glue-point="5" draw:end-shape="id18" draw:end-glue-point="0" svg:d="M7961 5837h400v2h397" svg:viewBox="0 0 798 3">
          <text:p/>
        </draw:connector>
        <draw:connector draw:style-name="gr16" draw:text-style-name="P7" draw:layer="layout" draw:line-skew="-0.111cm" svg:x1="7.961cm" svg:y1="5.837cm" svg:x2="8.758cm" svg:y2="6.589cm" draw:start-shape="id6" draw:start-glue-point="5" draw:end-shape="id19" draw:end-glue-point="0" svg:d="M7961 5837h289v752h508" svg:viewBox="0 0 798 753">
          <text:p/>
        </draw:connector>
        <draw:connector draw:style-name="gr16" draw:text-style-name="P7" draw:layer="layout" draw:line-skew="-0.213cm 1.396cm 1.29cm" svg:x1="7.961cm" svg:y1="5.837cm" svg:x2="8.75cm" svg:y2="8.25cm" draw:start-shape="id6" draw:start-glue-point="5" draw:end-shape="id16" draw:end-glue-point="3" svg:d="M7961 5837h289v163 2250h500" svg:viewBox="0 0 790 2414">
          <text:p/>
        </draw:connector>
        <draw:connector draw:style-name="gr16" draw:text-style-name="P7" draw:layer="layout" draw:line-skew="-3.106cm" svg:x1="7.961cm" svg:y1="5.837cm" svg:x2="14.75cm" svg:y2="11.75cm" draw:start-shape="id6" draw:start-glue-point="5" draw:end-shape="id20" draw:end-glue-point="3" svg:d="M7961 5837h289v5913h6500" svg:viewBox="0 0 6790 5914">
          <text:p/>
        </draw:connector>
        <draw:frame draw:style-name="gr26" draw:text-style-name="P12" draw:layer="layout" svg:width="0.391cm" svg:height="0.327cm" svg:x="8.308cm" svg:y="7.793cm">
          <draw:text-box>
            <text:p>imm</text:p>
          </draw:text-box>
        </draw:frame>
        <draw:frame draw:style-name="gr14" draw:text-style-name="P12" draw:layer="layout" svg:width="0.26cm" svg:height="0.327cm" svg:x="8.322cm" svg:y="5.405cm">
          <draw:text-box>
            <text:p>rs1</text:p>
          </draw:text-box>
        </draw:frame>
        <draw:frame draw:style-name="gr14" draw:text-style-name="P12" draw:layer="layout" svg:width="0.26cm" svg:height="0.327cm" svg:x="8.335cm" svg:y="6.163cm">
          <draw:text-box>
            <text:p>rs2</text:p>
          </draw:text-box>
        </draw:frame>
        <draw:frame draw:style-name="gr14" draw:text-style-name="P12" draw:layer="layout" svg:width="0.26cm" svg:height="0.327cm" svg:x="8.362cm" svg:y="11.469cm">
          <draw:text-box>
            <text:p>rd</text:p>
          </draw:text-box>
        </draw:frame>
        <draw:connector draw:style-name="gr16" draw:text-style-name="P7" draw:layer="layout" draw:type="line" svg:x1="12.25cm" svg:y1="8.125cm" svg:x2="13.701cm" svg:y2="8.123cm" draw:start-shape="id14" draw:start-glue-point="5" draw:end-shape="id11" draw:end-glue-point="11" svg:d="M12250 8125l1451-2" svg:viewBox="0 0 1452 3">
          <text:p/>
        </draw:connector>
        <draw:custom-shape draw:style-name="gr15" draw:text-style-name="P11" xml:id="id26" draw:id="id26" draw:layer="layout" svg:width="0.5cm" svg:height="1cm" svg:x="14.75cm" svg:y="9.25cm">
          <text:p text:style-name="P1"><text:span text:style-name="T1">r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xml:id="id22" draw:id="id22" draw:layer="layout" svg:width="0.5cm" svg:height="1cm" svg:x="14.75cm" svg:y="5.75cm">
          <text:p text:style-name="P1"><text:span text:style-name="T1">o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xml:id="id21" draw:id="id21" draw:layer="layout" svg:width="0.5cm" svg:height="1cm" svg:x="14.75cm" svg:y="7.25cm">
          <text:p text:style-name="P1"><text:span text:style-name="T1">op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7" draw:layer="layout" draw:type="line" svg:x1="14.201cm" svg:y1="7.748cm" svg:x2="14.75cm" svg:y2="7.75cm" draw:start-shape="id11" draw:start-glue-point="5" draw:end-shape="id21" draw:end-glue-point="3" svg:d="M14201 7748l549 2" svg:viewBox="0 0 550 3">
          <text:p/>
        </draw:connector>
        <draw:connector draw:style-name="gr16" draw:text-style-name="P7" draw:layer="layout" draw:type="line" svg:x1="14.201cm" svg:y1="6.251cm" svg:x2="14.75cm" svg:y2="6.25cm" draw:start-shape="id9" draw:start-glue-point="5" draw:end-shape="id22" draw:end-glue-point="3" svg:d="M14201 6251l549-1" svg:viewBox="0 0 550 2">
          <text:p/>
        </draw:connector>
        <draw:connector draw:style-name="gr16" draw:text-style-name="P7" draw:layer="layout" draw:type="line" svg:x1="15.25cm" svg:y1="6.25cm" svg:x2="15.75cm" svg:y2="6.251cm" draw:start-shape="id22" draw:start-glue-point="1" draw:end-shape="id23" draw:end-glue-point="4" svg:d="M15250 6250l500 1" svg:viewBox="0 0 501 2">
          <text:p/>
        </draw:connector>
        <draw:connector draw:style-name="gr16" draw:text-style-name="P7" draw:layer="layout" draw:type="line" svg:x1="15.25cm" svg:y1="7.75cm" svg:x2="15.75cm" svg:y2="7.749cm" draw:start-shape="id21" draw:start-glue-point="1" draw:end-shape="id23" draw:end-glue-point="5" svg:d="M15250 7750l500-1" svg:viewBox="0 0 501 2">
          <text:p/>
        </draw:connector>
        <draw:custom-shape draw:style-name="gr22" draw:text-style-name="P3" xml:id="id24" draw:id="id24" draw:layer="layout" svg:width="1.25cm" svg:height="0.5cm" draw:transform="rotate (1.5707963267949) translate (13.697cm 10.373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7" draw:text-style-name="P12" xml:id="id25" draw:id="id25" draw:layer="layout" svg:width="0.877cm" svg:height="0.327cm" svg:x="13.509cm" svg:y="10.575cm">
          <draw:text-box>
            <text:p>rs2_fwd</text:p>
          </draw:text-box>
        </draw:frame>
        <draw:connector draw:style-name="gr24" draw:text-style-name="P7" draw:layer="layout" draw:type="line" svg:x1="13.947cm" svg:y1="10.218cm" svg:x2="13.947cm" svg:y2="10.575cm" draw:start-shape="id24" draw:start-glue-point="6" draw:end-shape="id25" draw:end-glue-point="0" svg:d="M13947 10218v357" svg:viewBox="0 0 1 358">
          <text:p/>
        </draw:connector>
        <draw:connector draw:style-name="gr16" draw:text-style-name="P7" draw:layer="layout" draw:line-skew="-0.977cm" svg:x1="10.758cm" svg:y1="6.589cm" svg:x2="13.697cm" svg:y2="10.123cm" draw:start-shape="id17" draw:start-glue-point="2" draw:end-shape="id24" draw:end-glue-point="11" svg:d="M10758 6589h492v3534h2447" svg:viewBox="0 0 2940 3535">
          <text:p/>
        </draw:connector>
        <draw:connector draw:style-name="gr16" draw:text-style-name="P7" draw:layer="layout" draw:type="line" svg:x1="14.197cm" svg:y1="9.748cm" svg:x2="14.75cm" svg:y2="9.75cm" draw:start-shape="id24" draw:start-glue-point="5" draw:end-shape="id26" draw:end-glue-point="3" svg:d="M14197 9748l553 2" svg:viewBox="0 0 554 3">
          <text:p/>
        </draw:connector>
        <draw:custom-shape draw:style-name="gr10" draw:text-style-name="P11" xml:id="id29" draw:id="id29" draw:layer="layout" svg:width="2cm" svg:height="1cm" svg:x="19.843cm" svg:y="9.25cm">
          <text:p text:style-name="P1"><text:span text:style-name="T1">Data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2" draw:layer="layout" svg:width="1cm" svg:height="0.331cm" draw:transform="rotate (1.5707963267949) translate (19.774cm 10.25cm)">
          <draw:text-box>
            <text:p>wdata</text:p>
          </draw:text-box>
        </draw:frame>
        <draw:frame draw:style-name="gr11" draw:text-style-name="P12" draw:layer="layout" svg:width="1cm" svg:height="0.331cm" draw:transform="rotate (1.5707963267949) translate (21.543cm 10.25cm)">
          <draw:text-box>
            <text:p>rdata</text:p>
          </draw:text-box>
        </draw:frame>
        <draw:frame draw:style-name="gr28" draw:text-style-name="P12" xml:id="id45" draw:id="id45" draw:layer="layout" svg:width="0.5cm" svg:height="0.327cm" svg:x="20.524cm" svg:y="9.25cm">
          <draw:text-box>
            <text:p>addr</text:p>
          </draw:text-box>
        </draw:frame>
        <draw:frame draw:style-name="gr28" draw:text-style-name="P12" draw:layer="layout" svg:width="0.5cm" svg:height="0.327cm" svg:x="20.524cm" svg:y="9.923cm">
          <draw:text-box>
            <text:p>wen</text:p>
          </draw:text-box>
        </draw:frame>
        <draw:frame draw:style-name="gr20" draw:text-style-name="P12" xml:id="id27" draw:id="id27" draw:layer="layout" svg:width="0.4cm" svg:height="0.327cm" svg:x="20.274cm" svg:y="10.575cm">
          <draw:text-box>
            <text:p>store</text:p>
          </draw:text-box>
        </draw:frame>
        <draw:connector draw:style-name="gr29" draw:text-style-name="P7" draw:layer="layout" draw:type="line" svg:x1="20.474cm" svg:y1="10.575cm" svg:x2="20.474cm" svg:y2="10.25cm" draw:start-shape="id27" draw:start-glue-point="0" svg:d="M20474 10575v-325" svg:viewBox="0 0 1 326">
          <text:p/>
        </draw:connector>
        <draw:custom-shape draw:style-name="gr17" draw:text-style-name="P11" draw:layer="layout" svg:width="2cm" svg:height="1.75cm" svg:x="24.75cm" svg:y="8.25cm">
          <draw:glue-point draw:id="4" svg:x="-5cm" svg:y="-2.142cm"/>
          <draw:glue-point draw:id="5" svg:x="-5cm" svg:y="2.142cm"/>
          <draw:glue-point draw:id="6" svg:x="5cm" svg:y="-2.142cm"/>
          <draw:glue-point draw:id="7" svg:x="5cm" svg:y="2.142cm"/>
          <text:p text:style-name="P1"><text:span text:style-name="T1">Register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2" xml:id="id36" draw:id="id36" draw:layer="layout" svg:width="0.5cm" svg:height="0.409cm" svg:x="25.5cm" svg:y="8.25cm">
          <draw:text-box>
            <text:p>wen</text:p>
          </draw:text-box>
        </draw:frame>
        <draw:custom-shape draw:style-name="gr15" draw:text-style-name="P11" xml:id="id44" draw:id="id44" draw:layer="layout" svg:width="0.5cm" svg:height="1cm" svg:x="19.25cm" svg:y="6.5cm">
          <text:p text:style-name="P1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xml:id="id28" draw:id="id28" draw:layer="layout" svg:width="0.5cm" svg:height="1cm" svg:x="19cm" svg:y="9.25cm">
          <text:p text:style-name="P1"><text:span text:style-name="T1">rs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7" draw:layer="layout" draw:type="line" svg:x1="15.25cm" svg:y1="9.75cm" svg:x2="19cm" svg:y2="9.75cm" draw:start-shape="id26" draw:start-glue-point="1" draw:end-shape="id28" draw:end-glue-point="3" svg:d="M15250 9750h3750" svg:viewBox="0 0 3751 1">
          <text:p/>
        </draw:connector>
        <draw:connector draw:style-name="gr16" draw:text-style-name="P7" draw:layer="layout" draw:type="line" svg:x1="10.75cm" svg:y1="8.25cm" svg:x2="11.75cm" svg:y2="8.249cm" draw:start-shape="id16" draw:start-glue-point="8" draw:end-shape="id14" draw:end-glue-point="10" svg:d="M10750 8250l1000-1" svg:viewBox="0 0 1001 2">
          <text:p/>
        </draw:connector>
        <draw:connector draw:style-name="gr16" draw:text-style-name="P7" draw:layer="layout" draw:type="line" svg:x1="19.5cm" svg:y1="9.75cm" svg:x2="19.843cm" svg:y2="9.75cm" draw:start-shape="id28" draw:start-glue-point="1" draw:end-shape="id29" svg:d="M19500 9750h343" svg:viewBox="0 0 344 1">
          <text:p/>
        </draw:connector>
        <draw:custom-shape draw:style-name="gr31" draw:text-style-name="P3" xml:id="id30" draw:id="id30" draw:layer="layout" svg:width="1.25cm" svg:height="0.5cm" draw:transform="rotate (1.5707963267949) translate (23.939cm 9.25cm)">
          <draw:glue-point draw:id="8" svg:x="-5cm" svg:y="1.848cm"/>
          <draw:glue-point draw:id="9" svg:x="-5cm" svg:y="-1.574cm"/>
          <text:p text:style-name="P1"><text:span text:style-name="T3"><text:s/></text:span></text:p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2" draw:text-style-name="P1" draw:layer="layout" svg:width="0.152cm" svg:height="0.118cm" draw:transform="rotate (-1.5707963267949) translate (3.868cm 3.346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0.152cm" svg:height="0.118cm" draw:transform="rotate (-1.5707963267949) translate (7.579cm 3.346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0.152cm" svg:height="0.118cm" draw:transform="rotate (-1.5707963267949) translate (5.079cm 5.098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0.152cm" svg:height="0.118cm" draw:transform="rotate (-1.5707963267949) translate (3.868cm 3.347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6" draw:text-style-name="P7" draw:layer="layout" svg:x1="4.211cm" svg:y1="5.5cm" svg:x2="4.961cm" svg:y2="5.5cm">
          <text:p/>
        </draw:line>
        <draw:custom-shape draw:style-name="gr15" draw:text-style-name="P11" draw:layer="layout" svg:width="0.5cm" svg:height="1cm" svg:x="22.5cm" svg:y="6.5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2" xml:id="id31" draw:id="id31" draw:layer="layout" svg:width="0.426cm" svg:height="0.381cm" svg:x="24.22cm" svg:y="7.25cm">
          <draw:text-box>
            <text:p>load</text:p>
          </draw:text-box>
        </draw:frame>
        <draw:connector draw:style-name="gr29" draw:text-style-name="P7" draw:layer="layout" draw:type="line" svg:x1="24.189cm" svg:y1="8.156cm" svg:x2="24.433cm" svg:y2="7.631cm" draw:start-shape="id30" draw:start-glue-point="4" draw:end-shape="id31" draw:end-glue-point="2" svg:d="M24189 8156l244-525" svg:viewBox="0 0 245 526">
          <text:p/>
        </draw:connector>
        <draw:frame draw:style-name="gr11" draw:text-style-name="P12" xml:id="id34" draw:id="id34" draw:layer="layout" svg:width="1cm" svg:height="0.331cm" draw:transform="rotate (1.5707963267949) translate (24.75cm 10cm)">
          <draw:text-box>
            <text:p>waddr</text:p>
          </draw:text-box>
        </draw:frame>
        <draw:frame draw:style-name="gr11" draw:text-style-name="P14" draw:layer="layout" svg:width="1cm" svg:height="0.331cm" draw:transform="rotate (1.5707963267949) translate (24.75cm 9.25cm)">
          <draw:text-box>
            <text:p><text:span text:style-name="T3">wdata</text:span></text:p>
          </draw:text-box>
        </draw:frame>
        <draw:custom-shape draw:style-name="gr15" draw:text-style-name="P11" xml:id="id32" draw:id="id32" draw:layer="layout" svg:width="0.5cm" svg:height="1cm" svg:x="18cm" svg:y="11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xml:id="id33" draw:id="id33" draw:layer="layout" svg:width="0.5cm" svg:height="1cm" svg:x="23.5cm" svg:y="11.25cm">
          <text:p text:style-name="P1"><text:span text:style-name="T1">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7" draw:layer="layout" draw:type="line" svg:x1="15.25cm" svg:y1="11.75cm" svg:x2="18cm" svg:y2="11.75cm" draw:start-shape="id20" draw:start-glue-point="1" draw:end-shape="id32" draw:end-glue-point="3" svg:d="M15250 11750h2750" svg:viewBox="0 0 2751 1">
          <text:p/>
        </draw:connector>
        <draw:connector draw:style-name="gr16" draw:text-style-name="P7" draw:layer="layout" draw:type="line" svg:x1="18.5cm" svg:y1="11.75cm" svg:x2="23.5cm" svg:y2="11.75cm" draw:start-shape="id32" draw:start-glue-point="1" draw:end-shape="id33" draw:end-glue-point="3" svg:d="M18500 11750h5000" svg:viewBox="0 0 5001 1">
          <text:p/>
        </draw:connector>
        <draw:connector draw:style-name="gr16" draw:text-style-name="P7" draw:layer="layout" draw:line-skew="-0.251cm 1.125cm" svg:x1="24cm" svg:y1="11.75cm" svg:x2="24.75cm" svg:y2="9.5cm" draw:start-shape="id33" draw:start-glue-point="1" draw:end-shape="id34" draw:end-glue-point="0" svg:d="M24000 11750h250v-2250h500" svg:viewBox="0 0 751 2251">
          <text:p/>
        </draw:connector>
        <draw:frame draw:style-name="gr34" draw:text-style-name="P12" xml:id="id35" draw:id="id35" draw:layer="layout" svg:width="0.629cm" svg:height="0.327cm" svg:x="25.436cm" svg:y="7.673cm">
          <draw:text-box>
            <text:p>register</text:p>
          </draw:text-box>
        </draw:frame>
        <draw:connector draw:style-name="gr29" draw:text-style-name="P7" draw:layer="layout" draw:type="line" svg:x1="25.75cm" svg:y1="8cm" svg:x2="25.75cm" svg:y2="8.25cm" draw:start-shape="id35" draw:start-glue-point="2" draw:end-shape="id36" draw:end-glue-point="0" svg:d="M25750 8000v250" svg:viewBox="0 0 1 251">
          <text:p/>
        </draw:connector>
        <draw:connector draw:style-name="gr16" draw:text-style-name="P7" draw:layer="layout" draw:line-skew="-0.101cm" svg:x1="13.002cm" svg:y1="6.123cm" svg:x2="13.701cm" svg:y2="7.623cm" draw:end-shape="id11" draw:end-glue-point="9" svg:d="M13002 6123h-2v1500h701" svg:viewBox="0 0 702 1501">
          <text:p/>
        </draw:connector>
        <draw:connector draw:style-name="gr16" draw:text-style-name="P7" draw:layer="layout" draw:line-skew="-0.219cm" svg:x1="12.738cm" svg:y1="6.378cm" svg:x2="13.701cm" svg:y2="7.873cm" draw:end-shape="id11" draw:end-glue-point="10" svg:d="M12738 6378h12v1495h951" svg:viewBox="0 0 964 1496">
          <text:p/>
        </draw:connector>
        <draw:custom-shape draw:style-name="gr35" draw:text-style-name="P15" draw:layer="layout" svg:width="0.05cm" svg:height="0.05cm" svg:x="11.226cm" svg:y="7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05cm" svg:height="0.05cm" svg:x="13.179cm" svg:y="7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05cm" svg:height="0.05cm" svg:x="12.979cm" svg:y="6.1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05cm" svg:height="0.05cm" svg:x="12.726cm" svg:y="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line-skew="-0.196cm" svg:x1="13.701cm" svg:y1="7.623cm" svg:x2="13.697cm" svg:y2="9.623cm" draw:start-shape="id11" draw:start-glue-point="9" draw:end-shape="id24" draw:end-glue-point="9" svg:d="M13701 7623h-701v2000h697" svg:viewBox="0 0 702 2001">
          <text:p/>
        </draw:connector>
        <draw:connector draw:style-name="gr16" draw:text-style-name="P7" draw:layer="layout" draw:line-skew="-0.446cm" svg:x1="13.701cm" svg:y1="7.873cm" svg:x2="13.697cm" svg:y2="9.873cm" draw:start-shape="id11" draw:start-glue-point="10" draw:end-shape="id24" draw:end-glue-point="10" svg:d="M13701 7873h-951v2000h947" svg:viewBox="0 0 952 2001">
          <text:p/>
        </draw:connector>
        <draw:custom-shape draw:style-name="gr36" draw:text-style-name="P15" draw:layer="layout" svg:width="0.05cm" svg:height="0.05cm" svg:x="12.97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05cm" svg:height="0.05cm" svg:x="12.726cm" svg:y="7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152cm" svg:height="0.118cm" draw:transform="rotate (-1.5707963267949) translate (14.867cm 5.835cm)">
          <text:p text:style-name="P1"><text:s/></text:p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2" draw:text-style-name="P1" draw:layer="layout" svg:width="0.152cm" svg:height="0.118cm" draw:transform="rotate (-1.5707963267949) translate (14.867cm 7.342cm)">
          <text:p/>
          <draw:enhanced-geometry svg:viewBox="0 0 21600 21600" draw:glue-points="?f0 0 ?f1 10800 0 21600 10800 21600 21600 21600 ?f7 10800" draw:text-areas="?f1 10800 ?f2 18000 ?f3 7200 ?f4 21600" draw:type="isosceles-triangle" draw:modifiers="10729.411764705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8" draw:text-style-name="P12" draw:layer="layout" svg:width="0.933cm" svg:height="0.327cm" svg:x="16.25cm" svg:y="2.488cm">
          <draw:text-box>
            <text:p>alu_bypass</text:p>
          </draw:text-box>
        </draw:frame>
        <draw:frame draw:style-name="gr39" draw:text-style-name="P12" draw:layer="layout" svg:width="1.098cm" svg:height="0.327cm" svg:x="18.25cm" svg:y="2.238cm">
          <draw:text-box>
            <text:p>mem_bypass</text:p>
          </draw:text-box>
        </draw:frame>
        <draw:frame draw:style-name="gr14" draw:text-style-name="P14" draw:layer="layout" svg:width="0.933cm" svg:height="0.327cm" svg:x="20.25cm" svg:y="1.988cm">
          <draw:text-box>
            <text:p><text:span text:style-name="T3">wb_bypass</text:span></text:p>
          </draw:text-box>
        </draw:frame>
        <draw:custom-shape draw:style-name="gr36" draw:text-style-name="P15" draw:layer="layout" svg:width="0.05cm" svg:height="0.05cm" svg:x="11cm" svg:y="7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xml:id="id38" draw:id="id38" draw:layer="layout" svg:width="1.29cm" svg:height="0.5cm" draw:transform="rotate (1.5707963267949) translate (11.75cm 6.1cm)">
          <draw:glue-point draw:id="8" svg:x="-5cm" svg:y="-3cm"/>
          <draw:glue-point draw:id="9" svg:x="-5cm" svg:y="-1cm"/>
          <draw:glue-point draw:id="10" svg:x="-5cm" svg:y="1cm"/>
          <draw:glue-point draw:id="11" svg:x="-5cm" svg:y="3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387.0503597122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6" draw:text-style-name="P7" draw:layer="layout" draw:line-skew="1.144cm" svg:x1="7.961cm" svg:y1="3.748cm" svg:x2="11.75cm" svg:y2="5.455cm" draw:start-shape="id37" draw:start-glue-point="1" draw:end-shape="id38" draw:end-glue-point="7" svg:d="M7961 3748h3039v1707h750" svg:viewBox="0 0 3790 1708">
          <text:p/>
        </draw:connector>
        <draw:connector draw:style-name="gr16" draw:text-style-name="P7" draw:layer="layout" svg:x1="10.758cm" svg:y1="5.839cm" svg:x2="11.75cm" svg:y2="5.842cm" draw:start-shape="id39" draw:start-glue-point="2" draw:end-shape="id38" draw:end-glue-point="11" svg:d="M10758 5839h496v3h496" svg:viewBox="0 0 993 4">
          <text:p/>
        </draw:connector>
        <draw:connector draw:style-name="gr16" draw:text-style-name="P7" draw:layer="layout" draw:line-skew="-0.476cm" svg:x1="12.25cm" svg:y1="5.455cm" svg:x2="13.701cm" svg:y2="6.626cm" draw:start-shape="id38" draw:start-glue-point="5" draw:end-shape="id9" draw:end-glue-point="11" svg:d="M12250 5455h250v1171h1201" svg:viewBox="0 0 1452 1172">
          <text:p/>
        </draw:connector>
        <draw:frame draw:style-name="gr18" draw:text-style-name="P12" xml:id="id40" draw:id="id40" draw:layer="layout" svg:width="0.658cm" svg:height="0.327cm" svg:x="11.672cm" svg:y="6.37cm">
          <draw:text-box>
            <text:p>op1_sel</text:p>
          </draw:text-box>
        </draw:frame>
        <draw:connector draw:style-name="gr29" draw:text-style-name="P7" draw:layer="layout" draw:type="line" svg:x1="12cm" svg:y1="5.94cm" svg:x2="12.001cm" svg:y2="6.37cm" draw:start-shape="id38" draw:start-glue-point="6" draw:end-shape="id40" draw:end-glue-point="0" svg:d="M12000 5940l1 430" svg:viewBox="0 0 2 431">
          <text:p/>
        </draw:connector>
        <draw:connector draw:style-name="gr16" draw:text-style-name="P7" draw:layer="layout" svg:x1="4.25cm" svg:y1="3.748cm" svg:x2="7.461cm" svg:y2="3.748cm" draw:start-shape="id3" draw:start-glue-point="1" draw:end-shape="id37" draw:end-glue-point="3" svg:d="M4250 3748h3211" svg:viewBox="0 0 3212 1">
          <text:p/>
        </draw:connector>
        <draw:custom-shape draw:style-name="gr41" draw:text-style-name="P16" xml:id="id42" draw:id="id42" draw:layer="layout" svg:width="0.5cm" svg:height="0.5cm" svg:x="2.75cm" svg:y="5.25cm">
          <text:p text:style-name="P1"><text:span text:style-name="T4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3cm" svg:y1="6.239cm" svg:x2="3cm" svg:y2="5.75cm" draw:start-shape="id41" draw:start-glue-point="0" draw:end-shape="id42" draw:end-glue-point="8" svg:d="M3000 6239v-489" svg:viewBox="0 0 1 490">
          <text:p/>
        </draw:connector>
        <draw:connector draw:style-name="gr16" draw:text-style-name="P7" draw:layer="layout" svg:x1="17cm" svg:y1="7cm" svg:x2="18.082cm" svg:y2="6.996cm" draw:start-shape="id23" draw:start-glue-point="6" svg:d="M17000 7000h792v-4h290" svg:viewBox="0 0 1083 5">
          <text:p/>
        </draw:connector>
        <draw:frame draw:style-name="gr42" draw:text-style-name="P12" xml:id="id43" draw:id="id43" draw:layer="layout" svg:width="0.332cm" svg:height="0.327cm" svg:x="18.176cm" svg:y="8.772cm">
          <draw:text-box>
            <text:p>link</text:p>
          </draw:text-box>
        </draw:frame>
        <draw:connector draw:style-name="gr29" draw:text-style-name="P7" draw:layer="layout" draw:type="line" svg:x1="18.342cm" svg:y1="8.772cm" svg:x2="18.333cm" svg:y2="8.229cm" draw:start-shape="id43" draw:start-glue-point="0" svg:d="M18342 8772l-9-543" svg:viewBox="0 0 10 544">
          <text:p/>
        </draw:connector>
        <draw:connector draw:style-name="gr16" draw:text-style-name="P7" draw:layer="layout" svg:x1="19.75cm" svg:y1="7cm" svg:x2="20.774cm" svg:y2="9.25cm" draw:start-shape="id44" draw:start-glue-point="1" draw:end-shape="id45" draw:end-glue-point="0" svg:d="M19750 7000h1024v2250" svg:viewBox="0 0 1025 2251">
          <text:p/>
        </draw:connector>
        <draw:custom-shape draw:style-name="gr19" draw:text-style-name="P1" draw:layer="layout" svg:width="2cm" svg:height="1.5cm" svg:x="2cm" svg:y="8cm">
          <draw:glue-point draw:id="4" svg:x="5cm" svg:y="-3.333cm"/>
          <draw:glue-point draw:id="5" svg:x="5cm" svg:y="-1.666cm"/>
          <draw:glue-point draw:id="6" svg:x="5cm" svg:y="1.666cm"/>
          <draw:glue-point draw:id="7" svg:x="5cm" svg:y="3.333cm"/>
          <draw:glue-point draw:id="8" svg:x="5cm" svg:y="0cm"/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" draw:layer="layout" svg:width="1.333cm" svg:height="1cm" svg:x="16.167cm" svg:y="8.25cm">
          <draw:glue-point draw:id="4" svg:x="5cm" svg:y="-3.333cm"/>
          <draw:glue-point draw:id="5" svg:x="5cm" svg:y="-1.666cm"/>
          <draw:glue-point draw:id="6" svg:x="5cm" svg:y="1.666cm"/>
          <draw:glue-point draw:id="7" svg:x="5cm" svg:y="3.333cm"/>
          <draw:glue-point draw:id="8" svg:x="5cm" svg:y="0cm"/>
          <text:p text:style-name="P1">Compa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5" draw:layer="layout" svg:width="0.05cm" svg:height="0.05cm" svg:x="13.179cm" svg:y="5.8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7" draw:layer="layout" draw:type="line" svg:x1="3.25cm" svg:y1="3.746cm" svg:x2="3.75cm" svg:y2="3.748cm" draw:start-shape="id2" draw:start-glue-point="5" draw:end-shape="id3" draw:end-glue-point="3" svg:d="M3250 3746l500 2" svg:viewBox="0 0 501 3">
          <text:p/>
        </draw:connector>
        <draw:connector draw:style-name="gr16" draw:text-style-name="P7" draw:layer="layout" draw:line-skew="0cm -2.929cm" svg:x1="17cm" svg:y1="7cm" svg:x2="1.75cm" svg:y2="3.164cm" draw:start-shape="id23" draw:start-glue-point="6" draw:end-shape="id1" draw:end-glue-point="9" svg:d="M17000 7000h501v-5000h-16252v1164h501" svg:viewBox="0 0 16253 5001">
          <text:p/>
        </draw:connector>
        <draw:custom-shape draw:style-name="gr31" draw:text-style-name="P3" draw:layer="layout" svg:width="1.25cm" svg:height="0.5cm" draw:transform="rotate (1.5707963267949) translate (18.338cm 7.754cm)">
          <draw:glue-point draw:id="8" svg:x="-5cm" svg:y="1.848cm"/>
          <draw:glue-point draw:id="9" svg:x="-5cm" svg:y="-1.574cm"/>
          <text:p text:style-name="P1"><text:span text:style-name="T3"><text:s/></text:span></text:p>
          <draw:enhanced-geometry svg:viewBox="0 0 21600 21600" draw:mirror-horizontal="false" draw:mirror-vertical="false" draw:glue-points="?f6 10800 10800 21600 ?f5 10800 10800 0" draw:text-areas="?f3 ?f3 ?f4 ?f4" draw:type="trapezoid" draw:modifiers="5392.6128590971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IX3" svg:font-family="STIX" style:font-pitch="variable"/>
    <style:font-face style:name="STIX2" svg:font-family="STIX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IX" svg:font-family="STIX" style:font-family-generic="roman" style:font-pitch="variable"/>
    <style:font-face style:name="STIX1" svg:font-family="STIX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center" draw:textarea-vertical-align="middle" draw:auto-grow-height="false" draw:fit-to-size="shrink-to-fit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TIX2" fo:font-family="STIX" style:font-style-name="Regular" style:font-pitch="variable" fo:font-size="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_20_1" draw:fill-image-width="0cm" draw:fill-image-height="0cm" draw:textarea-vertical-align="to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tt Witherspoon</meta:initial-creator>
    <meta:creation-date>2015-11-05T19:41:08.085962618</meta:creation-date>
    <dc:date>2015-12-22T13:28:13.111543669</dc:date>
    <dc:creator>Brett Witherspoon</dc:creator>
    <meta:editing-duration>P3DT20H36M47S</meta:editing-duration>
    <meta:editing-cycles>45</meta:editing-cycles>
    <meta:generator>LibreOffice/4.4.7.2$Linux_X86_64 LibreOffice_project/40$Build-2</meta:generator>
    <dc:title>riscv</dc:title>
    <meta:document-statistic meta:object-count="139"/>
  </office:meta>
</office:document-meta>
</file>